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4pt" style:font-size-asian="14pt"/>
    </style:style>
    <style:style style:name="P3" style:parent-style-name="ListParagraph" style:list-style-name="LFO1" style:family="paragraph">
      <style:text-properties fo:font-size="12pt" style:font-size-asian="12pt"/>
    </style:style>
    <style:style style:name="P4" style:parent-style-name="ListParagraph" style:list-style-name="LFO1" style:family="paragraph">
      <style:text-properties fo:font-size="12pt" style:font-size-asian="12pt"/>
    </style:style>
    <style:style style:name="P5" style:parent-style-name="ListParagraph" style:list-style-name="LFO1" style:family="paragraph">
      <style:text-properties fo:font-size="12pt" style:font-size-asian="12pt"/>
    </style:style>
    <style:style style:name="P6" style:parent-style-name="ListParagraph" style:list-style-name="LFO1" style:family="paragraph">
      <style:text-properties fo:font-size="12pt" style:font-size-asian="12pt"/>
    </style:style>
    <style:style style:name="P7" style:parent-style-name="ListParagraph" style:list-style-name="LFO1" style:family="paragraph">
      <style:text-properties fo:font-size="12pt" style:font-size-asian="12pt"/>
    </style:style>
    <style:style style:name="P8" style:parent-style-name="ListParagraph" style:list-style-name="LFO1" style:family="paragraph">
      <style:text-properties fo:font-size="12pt" style:font-size-asian="12pt"/>
    </style:style>
    <style:style style:name="P9" style:parent-style-name="ListParagraph" style:list-style-name="LFO1" style:family="paragraph">
      <style:text-properties fo:font-size="12pt" style:font-size-asian="12pt"/>
    </style:style>
    <style:style style:name="P10" style:parent-style-name="ListParagraph" style:list-style-name="LFO1" style:family="paragraph">
      <style:text-properties fo:font-size="12pt" style:font-size-asian="12pt"/>
    </style:style>
    <style:style style:name="P11" style:parent-style-name="ListParagraph" style:list-style-name="LFO1" style:family="paragraph">
      <style:text-properties fo:font-size="12pt" style:font-size-asian="12pt"/>
    </style:style>
    <style:style style:name="P12" style:parent-style-name="ListParagraph" style:list-style-name="LFO1" style:family="paragraph">
      <style:text-properties fo:font-size="12pt" style:font-size-asian="12pt"/>
    </style:style>
    <style:style style:name="P13" style:parent-style-name="Normal" style:family="paragraph">
      <style:text-properties fo:font-size="12pt" style:font-size-asian="12pt"/>
    </style:style>
    <style:style style:name="P14" style:parent-style-name="Normal" style:family="paragraph">
      <style:text-properties fo:font-weight="bold" style:font-weight-asian="bold" fo:font-size="12pt" style:font-size-asian="12pt"/>
    </style:style>
    <style:style style:name="P15" style:parent-style-name="ListParagraph" style:list-style-name="LFO2" style:family="paragraph">
      <style:text-properties fo:font-size="12pt" style:font-size-asian="12pt"/>
    </style:style>
    <style:style style:name="P16" style:parent-style-name="ListParagraph" style:list-style-name="LFO2" style:family="paragraph">
      <style:text-properties fo:font-size="12pt" style:font-size-asian="12pt"/>
    </style:style>
    <style:style style:name="P17" style:parent-style-name="ListParagraph" style:list-style-name="LFO2" style:family="paragraph">
      <style:text-properties fo:font-size="12pt" style:font-size-asian="12pt"/>
    </style:style>
    <style:style style:name="P18" style:parent-style-name="ListParagraph" style:list-style-name="LFO2" style:family="paragraph">
      <style:text-properties fo:font-size="12pt" style:font-size-asian="12pt"/>
    </style:style>
    <style:style style:name="P19" style:parent-style-name="ListParagraph" style:list-style-name="LFO2" style:family="paragraph">
      <style:text-properties fo:font-size="12pt" style:font-size-asian="12pt"/>
    </style:style>
    <style:style style:name="P20" style:parent-style-name="ListParagraph" style:list-style-name="LFO2" style:family="paragraph">
      <style:text-properties fo:font-size="12pt" style:font-size-asian="12pt"/>
    </style:style>
    <style:style style:name="P21" style:parent-style-name="ListParagraph" style:list-style-name="LFO2" style:family="paragraph">
      <style:text-properties fo:font-size="12pt" style:font-size-asian="12pt"/>
    </style:style>
    <style:style style:name="P22" style:parent-style-name="ListParagraph" style:list-style-name="LFO2" style:family="paragraph">
      <style:text-properties fo:font-size="12pt" style:font-size-asian="12pt"/>
    </style:style>
    <style:style style:name="P23" style:parent-style-name="ListParagraph" style:list-style-name="LFO2" style:family="paragraph">
      <style:text-properties fo:font-size="12pt" style:font-size-asian="12pt"/>
    </style:style>
    <style:style style:name="P24" style:parent-style-name="ListParagraph" style:list-style-name="LFO2" style:family="paragraph">
      <style:text-properties fo:font-size="12pt" style:font-size-asian="12pt"/>
    </style:style>
    <style:style style:name="P25" style:parent-style-name="ListParagraph" style:list-style-name="LFO2" style:family="paragraph">
      <style:text-properties fo:font-size="12pt" style:font-size-asian="12pt"/>
    </style:style>
    <style:style style:name="P26" style:parent-style-name="ListParagraph" style:list-style-name="LFO2" style:family="paragraph">
      <style:text-properties fo:font-size="12pt" style:font-size-asian="12pt"/>
    </style:style>
    <style:style style:name="P27" style:parent-style-name="ListParagraph" style:list-style-name="LFO2" style:family="paragraph">
      <style:text-properties fo:font-size="12pt" style:font-size-asian="12pt"/>
    </style:style>
    <style:style style:name="P28" style:parent-style-name="ListParagraph" style:list-style-name="LFO2" style:family="paragraph">
      <style:text-properties fo:font-size="12pt" style:font-size-asian="12pt"/>
    </style:style>
    <style:style style:name="P29" style:parent-style-name="ListParagraph" style:list-style-name="LFO2" style:family="paragraph">
      <style:text-properties fo:font-size="12pt" style:font-size-asian="12pt"/>
    </style:style>
    <style:style style:name="P30" style:parent-style-name="ListParagraph" style:list-style-name="LFO2" style:family="paragraph">
      <style:text-properties fo:font-size="12pt" style:font-size-asian="12pt"/>
    </style:style>
    <style:style style:name="P31" style:parent-style-name="ListParagraph" style:list-style-name="LFO2" style:family="paragraph">
      <style:text-properties fo:font-size="12pt" style:font-size-asian="12pt"/>
    </style:style>
    <style:style style:name="P32" style:parent-style-name="ListParagraph" style:list-style-name="LFO2" style:family="paragraph">
      <style:text-properties fo:font-size="12pt" style:font-size-asian="12pt"/>
    </style:style>
    <style:style style:name="P33" style:parent-style-name="ListParagraph" style:list-style-name="LFO2" style:family="paragraph">
      <style:text-properties fo:font-size="12pt" style:font-size-asian="12pt"/>
    </style:style>
    <style:style style:name="P34" style:parent-style-name="ListParagraph" style:list-style-name="LFO2" style:family="paragraph">
      <style:text-properties fo:font-size="12pt" style:font-size-asian="12pt"/>
    </style:style>
    <style:style style:name="P35" style:parent-style-name="ListParagraph" style:list-style-name="LFO2" style:family="paragraph">
      <style:text-properties fo:font-size="12pt" style:font-size-asian="12pt"/>
    </style:style>
    <style:style style:name="P36" style:parent-style-name="ListParagraph" style:list-style-name="LFO2" style:family="paragraph">
      <style:text-properties fo:font-size="12pt" style:font-size-asian="12pt"/>
    </style:style>
    <style:style style:name="P37" style:parent-style-name="ListParagraph" style:list-style-name="LFO2" style:family="paragraph">
      <style:text-properties fo:font-size="12pt" style:font-size-asian="12pt"/>
    </style:style>
    <style:style style:name="P38" style:parent-style-name="ListParagraph" style:list-style-name="LFO2" style:family="paragraph">
      <style:text-properties fo:font-size="12pt" style:font-size-asian="12pt"/>
    </style:style>
    <style:style style:name="P39" style:parent-style-name="Normal" style:family="paragraph">
      <style:text-properties fo:font-size="12pt" style:font-size-asian="12pt"/>
    </style:style>
    <style:style style:name="P40" style:parent-style-name="Normal" style:family="paragraph">
      <style:text-properties fo:font-weight="bold" style:font-weight-asian="bold" fo:font-size="12pt" style:font-size-asian="12pt"/>
    </style:style>
    <style:style style:name="P41" style:parent-style-name="ListParagraph" style:list-style-name="LFO3" style:family="paragraph">
      <style:text-properties fo:font-size="12pt" style:font-size-asian="12pt"/>
    </style:style>
    <style:style style:name="P42" style:parent-style-name="ListParagraph" style:list-style-name="LFO3" style:family="paragraph">
      <style:text-properties fo:font-size="12pt" style:font-size-asian="12pt"/>
    </style:style>
    <style:style style:name="P43" style:parent-style-name="ListParagraph" style:list-style-name="LFO3" style:family="paragraph">
      <style:text-properties fo:font-size="12pt" style:font-size-asian="12pt"/>
    </style:style>
    <style:style style:name="P44" style:parent-style-name="ListParagraph" style:list-style-name="LFO3" style:family="paragraph">
      <style:text-properties fo:font-size="12pt" style:font-size-asian="12pt"/>
    </style:style>
    <style:style style:name="P45" style:parent-style-name="ListParagraph" style:list-style-name="LFO3" style:family="paragraph">
      <style:text-properties fo:font-size="12pt" style:font-size-asian="12pt"/>
    </style:style>
    <style:style style:name="P46" style:parent-style-name="ListParagraph" style:list-style-name="LFO3" style:family="paragraph">
      <style:text-properties fo:font-size="12pt" style:font-size-asian="12pt"/>
    </style:style>
    <style:style style:name="P47" style:parent-style-name="ListParagraph" style:list-style-name="LFO3" style:family="paragraph">
      <style:text-properties fo:font-size="12pt" style:font-size-asian="12pt"/>
    </style:style>
    <style:style style:name="P48" style:parent-style-name="ListParagraph" style:list-style-name="LFO3" style:family="paragraph">
      <style:text-properties fo:font-size="12pt" style:font-size-asian="12pt"/>
    </style:style>
    <style:style style:name="P49" style:parent-style-name="ListParagraph" style:list-style-name="LFO3" style:family="paragraph">
      <style:text-properties fo:font-size="12pt" style:font-size-asian="12pt"/>
    </style:style>
    <style:style style:name="P50" style:parent-style-name="ListParagraph" style:list-style-name="LFO3" style:family="paragraph">
      <style:text-properties fo:font-size="12pt" style:font-size-asian="12pt"/>
    </style:style>
    <style:style style:name="P51" style:parent-style-name="ListParagraph" style:list-style-name="LFO3" style:family="paragraph">
      <style:text-properties fo:font-size="12pt" style:font-size-asian="12pt"/>
    </style:style>
    <style:style style:name="P52" style:parent-style-name="ListParagraph" style:list-style-name="LFO3" style:family="paragraph">
      <style:text-properties fo:font-size="12pt" style:font-size-asian="12pt"/>
    </style:style>
    <style:style style:name="P53" style:parent-style-name="ListParagraph" style:list-style-name="LFO3" style:family="paragraph">
      <style:text-properties fo:font-size="12pt" style:font-size-asian="12pt"/>
    </style:style>
    <style:style style:name="P54" style:parent-style-name="ListParagraph" style:list-style-name="LFO3" style:family="paragraph">
      <style:text-properties fo:font-size="12pt" style:font-size-asian="12pt"/>
    </style:style>
    <style:style style:name="P55" style:parent-style-name="ListParagraph" style:list-style-name="LFO3" style:family="paragraph">
      <style:text-properties fo:font-size="12pt" style:font-size-asian="12pt"/>
    </style:style>
    <style:style style:name="P56" style:parent-style-name="ListParagraph" style:list-style-name="LFO3" style:family="paragraph">
      <style:text-properties fo:font-size="12pt" style:font-size-asian="12pt"/>
    </style:style>
    <style:style style:name="P57" style:parent-style-name="ListParagraph" style:list-style-name="LFO3" style:family="paragraph">
      <style:text-properties fo:font-size="12pt" style:font-size-asian="12pt"/>
    </style:style>
    <style:style style:name="P58" style:parent-style-name="Normal" style:family="paragraph">
      <style:text-properties fo:font-size="12pt" style:font-size-asian="12pt"/>
    </style:style>
    <style:style style:name="P59" style:parent-style-name="Normal" style:family="paragraph">
      <style:text-properties fo:font-weight="bold" style:font-weight-asian="bold" fo:font-size="12pt" style:font-size-asian="12pt"/>
    </style:style>
    <style:style style:name="P60" style:parent-style-name="ListParagraph" style:list-style-name="LFO4" style:family="paragraph">
      <style:text-properties fo:font-size="12pt" style:font-size-asian="12pt"/>
    </style:style>
    <style:style style:name="P61" style:parent-style-name="ListParagraph" style:list-style-name="LFO4" style:family="paragraph">
      <style:text-properties fo:font-size="12pt" style:font-size-asian="12pt"/>
    </style:style>
    <style:style style:name="P62" style:parent-style-name="ListParagraph" style:list-style-name="LFO4" style:family="paragraph">
      <style:text-properties fo:font-size="12pt" style:font-size-asian="12pt"/>
    </style:style>
    <style:style style:name="P63" style:parent-style-name="ListParagraph" style:list-style-name="LFO4" style:family="paragraph">
      <style:text-properties fo:font-size="12pt" style:font-size-asian="12pt"/>
    </style:style>
    <style:style style:name="P64" style:parent-style-name="ListParagraph" style:list-style-name="LFO4" style:family="paragraph">
      <style:text-properties fo:font-size="12pt" style:font-size-asian="12pt"/>
    </style:style>
    <style:style style:name="P65" style:parent-style-name="ListParagraph" style:list-style-name="LFO4" style:family="paragraph">
      <style:text-properties fo:font-size="12pt" style:font-size-asian="12pt"/>
    </style:style>
    <style:style style:name="P66" style:parent-style-name="ListParagraph" style:list-style-name="LFO4" style:family="paragraph">
      <style:text-properties fo:font-size="12pt" style:font-size-asian="12pt"/>
    </style:style>
    <style:style style:name="P67" style:parent-style-name="ListParagraph" style:list-style-name="LFO4" style:family="paragraph">
      <style:text-properties fo:font-size="12pt" style:font-size-asian="12pt"/>
    </style:style>
    <style:style style:name="P68" style:parent-style-name="ListParagraph" style:list-style-name="LFO4" style:family="paragraph">
      <style:text-properties fo:font-size="12pt" style:font-size-asian="12pt"/>
    </style:style>
    <style:style style:name="P69" style:parent-style-name="ListParagraph" style:list-style-name="LFO4" style:family="paragraph">
      <style:text-properties fo:font-size="12pt" style:font-size-asian="12pt"/>
    </style:style>
    <style:style style:name="P70" style:parent-style-name="ListParagraph" style:list-style-name="LFO4" style:family="paragraph">
      <style:text-properties fo:font-size="12pt" style:font-size-asian="12pt"/>
    </style:style>
    <style:style style:name="P71" style:parent-style-name="ListParagraph" style:list-style-name="LFO4" style:family="paragraph">
      <style:text-properties fo:font-size="12pt" style:font-size-asian="12pt"/>
    </style:style>
    <style:style style:name="P72" style:parent-style-name="ListParagraph" style:list-style-name="LFO4" style:family="paragraph">
      <style:text-properties fo:font-size="12pt" style:font-size-asian="12pt"/>
    </style:style>
    <style:style style:name="P73" style:parent-style-name="ListParagraph" style:list-style-name="LFO4" style:family="paragraph">
      <style:text-properties fo:font-size="12pt" style:font-size-asian="12pt"/>
    </style:style>
    <style:style style:name="P74" style:parent-style-name="ListParagraph" style:list-style-name="LFO4" style:family="paragraph">
      <style:text-properties fo:font-size="12pt" style:font-size-asian="12pt"/>
    </style:style>
    <style:style style:name="P75" style:parent-style-name="ListParagraph" style:list-style-name="LFO4" style:family="paragraph">
      <style:text-properties fo:font-size="12pt" style:font-size-asian="12pt"/>
    </style:style>
    <style:style style:name="P76" style:parent-style-name="ListParagraph" style:list-style-name="LFO4" style:family="paragraph">
      <style:text-properties fo:font-size="12pt" style:font-size-asian="12pt"/>
    </style:style>
    <style:style style:name="P77" style:parent-style-name="ListParagraph" style:list-style-name="LFO4" style:family="paragraph">
      <style:text-properties fo:font-size="12pt" style:font-size-asian="12pt"/>
    </style:style>
    <style:style style:name="P78" style:parent-style-name="ListParagraph" style:list-style-name="LFO4" style:family="paragraph">
      <style:text-properties fo:font-size="12pt" style:font-size-asian="12pt"/>
    </style:style>
    <style:style style:name="P79" style:parent-style-name="ListParagraph" style:list-style-name="LFO4" style:family="paragraph">
      <style:text-properties fo:font-size="12pt" style:font-size-asian="12pt"/>
    </style:style>
    <style:style style:name="P80" style:parent-style-name="ListParagraph" style:list-style-name="LFO4" style:family="paragraph">
      <style:text-properties fo:font-size="12pt" style:font-size-asian="12pt"/>
    </style:style>
    <style:style style:name="P81" style:parent-style-name="ListParagraph" style:list-style-name="LFO4" style:family="paragraph">
      <style:text-properties fo:font-size="12pt" style:font-size-asian="12pt"/>
    </style:style>
    <style:style style:name="P82" style:parent-style-name="Normal" style:family="paragraph">
      <style:text-properties fo:font-weight="bold" style:font-weight-asian="bold" fo:font-size="12pt" style:font-size-asian="12pt"/>
    </style:style>
    <style:style style:name="P83" style:parent-style-name="ListParagraph" style:list-style-name="LFO5" style:family="paragraph"/>
    <style:style style:name="T84" style:parent-style-name="DefaultParagraphFont" style:family="text">
      <style:text-properties fo:font-size="12pt" style:font-size-asian="12pt"/>
    </style:style>
    <style:style style:name="P85" style:parent-style-name="ListParagraph" style:list-style-name="LFO5" style:family="paragraph"/>
    <style:style style:name="T86" style:parent-style-name="DefaultParagraphFont" style:family="text">
      <style:text-properties fo:font-size="12pt" style:font-size-asian="12pt"/>
    </style:style>
    <style:style style:name="P87" style:parent-style-name="ListParagraph" style:list-style-name="LFO5" style:family="paragraph"/>
    <style:style style:name="T88" style:parent-style-name="DefaultParagraphFont" style:family="text">
      <style:text-properties fo:font-size="12pt" style:font-size-asian="12pt"/>
    </style:style>
    <style:style style:name="P89" style:parent-style-name="ListParagraph" style:list-style-name="LFO5" style:family="paragraph"/>
    <style:style style:name="T90" style:parent-style-name="DefaultParagraphFont" style:family="text">
      <style:text-properties fo:font-size="12pt" style:font-size-asian="12pt"/>
    </style:style>
    <style:style style:name="T91" style:parent-style-name="DefaultParagraphFont" style:family="text">
      <style:text-properties fo:font-size="12pt" style:font-size-asian="12pt"/>
    </style:style>
    <style:style style:name="P92" style:parent-style-name="ListParagraph" style:list-style-name="LFO5" style:family="paragraph"/>
    <style:style style:name="T93" style:parent-style-name="DefaultParagraphFont" style:family="text">
      <style:text-properties fo:font-size="12pt" style:font-size-asian="12pt"/>
    </style:style>
    <style:style style:name="P94" style:parent-style-name="ListParagraph" style:list-style-name="LFO5" style:family="paragraph"/>
    <style:style style:name="T95" style:parent-style-name="DefaultParagraphFont" style:family="text">
      <style:text-properties fo:font-size="12pt" style:font-size-asian="12pt"/>
    </style:style>
    <style:style style:name="P96" style:parent-style-name="ListParagraph" style:list-style-name="LFO5" style:family="paragraph"/>
    <style:style style:name="T97" style:parent-style-name="DefaultParagraphFont" style:family="text">
      <style:text-properties fo:font-size="12pt" style:font-size-asian="12pt"/>
    </style:style>
    <style:style style:name="T98" style:parent-style-name="DefaultParagraphFont" style:family="text">
      <style:text-properties fo:font-size="12pt" style:font-size-asian="12pt"/>
    </style:style>
    <style:style style:name="P99" style:parent-style-name="ListParagraph" style:list-style-name="LFO5" style:family="paragraph"/>
    <style:style style:name="T100" style:parent-style-name="DefaultParagraphFont" style:family="text">
      <style:text-properties fo:font-size="12pt" style:font-size-asian="12pt"/>
    </style:style>
    <style:style style:name="P101" style:parent-style-name="ListParagraph" style:list-style-name="LFO5" style:family="paragraph"/>
    <style:style style:name="T102" style:parent-style-name="DefaultParagraphFont" style:family="text">
      <style:text-properties fo:font-size="12pt" style:font-size-asian="12pt"/>
    </style:style>
    <style:style style:name="P103" style:parent-style-name="ListParagraph" style:list-style-name="LFO5" style:family="paragraph"/>
    <style:style style:name="T104" style:parent-style-name="DefaultParagraphFont" style:family="text">
      <style:text-properties fo:font-size="12pt" style:font-size-asian="12pt"/>
    </style:style>
    <style:style style:name="P105" style:parent-style-name="ListParagraph" style:list-style-name="LFO5" style:family="paragraph"/>
    <style:style style:name="T106" style:parent-style-name="DefaultParagraphFont" style:family="text">
      <style:text-properties fo:font-size="12pt" style:font-size-asian="12pt"/>
    </style:style>
    <style:style style:name="T107" style:parent-style-name="DefaultParagraphFont" style:family="text">
      <style:text-properties fo:font-size="12pt" style:font-size-asian="12pt"/>
    </style:style>
    <style:style style:name="P108" style:parent-style-name="ListParagraph" style:list-style-name="LFO5" style:family="paragraph"/>
    <style:style style:name="T109" style:parent-style-name="DefaultParagraphFont" style:family="text">
      <style:text-properties fo:font-size="12pt" style:font-size-asian="12pt"/>
    </style:style>
    <style:style style:name="P110" style:parent-style-name="ListParagraph" style:list-style-name="LFO5" style:family="paragraph"/>
    <style:style style:name="T111" style:parent-style-name="DefaultParagraphFont" style:family="text">
      <style:text-properties fo:font-size="12pt" style:font-size-asian="12pt"/>
    </style:style>
    <style:style style:name="P112" style:parent-style-name="ListParagraph" style:list-style-name="LFO5" style:family="paragraph"/>
    <style:style style:name="T113" style:parent-style-name="DefaultParagraphFont" style:family="text">
      <style:text-properties fo:font-size="12pt" style:font-size-asian="12pt"/>
    </style:style>
    <style:style style:name="P114" style:parent-style-name="ListParagraph" style:list-style-name="LFO5" style:family="paragraph"/>
    <style:style style:name="T115" style:parent-style-name="DefaultParagraphFont" style:family="text">
      <style:text-properties fo:font-size="12pt" style:font-size-asian="12pt"/>
    </style:style>
    <style:style style:name="P116" style:parent-style-name="ListParagraph" style:list-style-name="LFO5" style:family="paragraph"/>
    <style:style style:name="T117" style:parent-style-name="DefaultParagraphFont" style:family="text">
      <style:text-properties fo:font-size="12pt" style:font-size-asian="12pt"/>
    </style:style>
    <style:style style:name="P118" style:parent-style-name="ListParagraph" style:list-style-name="LFO5" style:family="paragraph"/>
    <style:style style:name="T119" style:parent-style-name="DefaultParagraphFont" style:family="text">
      <style:text-properties fo:font-size="12pt" style:font-size-asian="12pt"/>
    </style:style>
    <style:style style:name="T120" style:parent-style-name="DefaultParagraphFont" style:family="text">
      <style:text-properties fo:font-size="12pt" style:font-size-asian="12pt"/>
    </style:style>
    <style:style style:name="P121" style:parent-style-name="ListParagraph" style:list-style-name="LFO5" style:family="paragraph"/>
    <style:style style:name="T122" style:parent-style-name="DefaultParagraphFont" style:family="text">
      <style:text-properties fo:font-size="12pt" style:font-size-asian="12pt"/>
    </style:style>
    <style:style style:name="P123" style:parent-style-name="ListParagraph" style:list-style-name="LFO5" style:family="paragraph"/>
    <style:style style:name="T124" style:parent-style-name="DefaultParagraphFont" style:family="text">
      <style:text-properties fo:font-size="12pt" style:font-size-asian="12pt"/>
    </style:style>
    <style:style style:name="P125" style:parent-style-name="ListParagraph" style:list-style-name="LFO5" style:family="paragraph"/>
    <style:style style:name="T126" style:parent-style-name="DefaultParagraphFont" style:family="text">
      <style:text-properties fo:font-size="12pt" style:font-size-asian="12pt"/>
    </style:style>
    <style:style style:name="P127" style:parent-style-name="ListParagraph" style:list-style-name="LFO5" style:family="paragraph"/>
    <style:style style:name="T128" style:parent-style-name="DefaultParagraphFont" style:family="text">
      <style:text-properties fo:font-size="12pt" style:font-size-asian="12pt"/>
    </style:style>
    <style:style style:name="P129" style:parent-style-name="Normal" style:family="paragraph">
      <style:text-properties fo:font-weight="bold" style:font-weight-asian="bold" fo:font-size="12pt" style:font-size-asian="12pt"/>
    </style:style>
    <style:style style:name="P130" style:parent-style-name="Normal" style:family="paragraph">
      <style:text-properties fo:font-weight="bold" style:font-weight-asian="bold" fo:font-size="12pt" style:font-size-asian="12pt"/>
    </style:style>
    <style:style style:name="P131" style:parent-style-name="ListParagraph" style:list-style-name="LFO6" style:family="paragraph">
      <style:text-properties fo:font-size="12pt" style:font-size-asian="12pt"/>
    </style:style>
    <style:style style:name="P132" style:parent-style-name="ListParagraph" style:list-style-name="LFO6" style:family="paragraph">
      <style:text-properties fo:font-size="12pt" style:font-size-asian="12pt"/>
    </style:style>
    <style:style style:name="P133" style:parent-style-name="ListParagraph" style:list-style-name="LFO6" style:family="paragraph">
      <style:text-properties fo:font-size="12pt" style:font-size-asian="12pt"/>
    </style:style>
    <style:style style:name="P134" style:parent-style-name="ListParagraph" style:list-style-name="LFO6" style:family="paragraph">
      <style:text-properties fo:font-size="12pt" style:font-size-asian="12pt"/>
    </style:style>
    <style:style style:name="P135" style:parent-style-name="ListParagraph" style:list-style-name="LFO6" style:family="paragraph">
      <style:text-properties fo:font-size="12pt" style:font-size-asian="12pt"/>
    </style:style>
    <style:style style:name="P136" style:parent-style-name="Normal" style:family="paragraph">
      <style:text-properties fo:font-size="12pt" style:font-size-asian="12pt"/>
    </style:style>
    <style:style style:name="P137" style:parent-style-name="Normal" style:family="paragraph">
      <style:text-properties fo:font-size="12pt" style:font-size-asian="12pt"/>
    </style:style>
    <style:style style:name="P138" style:parent-style-name="Normal" style:family="paragraph">
      <style:text-properties fo:font-weight="bold" style:font-weight-asian="bold" fo:font-size="12pt" style:font-size-asian="12pt"/>
    </style:style>
    <style:style style:name="P139" style:parent-style-name="ListParagraph" style:list-style-name="LFO7" style:family="paragraph">
      <style:text-properties fo:font-size="12pt" style:font-size-asian="12pt"/>
    </style:style>
    <style:style style:name="P140" style:parent-style-name="ListParagraph" style:list-style-name="LFO7" style:family="paragraph">
      <style:text-properties fo:font-size="12pt" style:font-size-asian="12pt"/>
    </style:style>
    <style:style style:name="P141" style:parent-style-name="ListParagraph" style:list-style-name="LFO7" style:family="paragraph">
      <style:text-properties fo:font-size="12pt" style:font-size-asian="12pt"/>
    </style:style>
    <style:style style:name="P142" style:parent-style-name="ListParagraph" style:list-style-name="LFO7" style:family="paragraph">
      <style:text-properties fo:font-size="12pt" style:font-size-asian="12pt"/>
    </style:style>
    <style:style style:name="P143" style:parent-style-name="ListParagraph" style:list-style-name="LFO7" style:family="paragraph">
      <style:text-properties fo:font-size="12pt" style:font-size-asian="12pt"/>
    </style:style>
    <style:style style:name="P144" style:parent-style-name="ListParagraph" style:list-style-name="LFO7" style:family="paragraph">
      <style:text-properties fo:font-size="12pt" style:font-size-asian="12pt"/>
    </style:style>
    <style:style style:name="P145" style:parent-style-name="ListParagraph" style:list-style-name="LFO7" style:family="paragraph">
      <style:text-properties fo:font-size="12pt" style:font-size-asian="12pt"/>
    </style:style>
    <style:style style:name="P146" style:parent-style-name="ListParagraph" style:list-style-name="LFO7" style:family="paragraph">
      <style:text-properties fo:font-size="12pt" style:font-size-asian="12pt"/>
    </style:style>
    <style:style style:name="P147" style:parent-style-name="ListParagraph" style:list-style-name="LFO7" style:family="paragraph">
      <style:text-properties fo:font-size="12pt" style:font-size-asian="12pt"/>
    </style:style>
    <style:style style:name="P148" style:parent-style-name="ListParagraph" style:list-style-name="LFO7" style:family="paragraph">
      <style:text-properties fo:font-size="12pt" style:font-size-asian="12pt"/>
    </style:style>
    <style:style style:name="P149" style:parent-style-name="ListParagraph" style:list-style-name="LFO7" style:family="paragraph">
      <style:text-properties fo:font-size="12pt" style:font-size-asian="12pt"/>
    </style:style>
    <style:style style:name="P150" style:parent-style-name="ListParagraph" style:list-style-name="LFO7" style:family="paragraph">
      <style:text-properties fo:font-size="12pt" style:font-size-asian="12pt"/>
    </style:style>
    <style:style style:name="P151" style:parent-style-name="ListParagraph" style:list-style-name="LFO7" style:family="paragraph">
      <style:text-properties fo:font-size="12pt" style:font-size-asian="12pt"/>
    </style:style>
    <style:style style:name="P152" style:parent-style-name="ListParagraph" style:list-style-name="LFO7" style:family="paragraph">
      <style:text-properties fo:font-size="12pt" style:font-size-asian="12pt"/>
    </style:style>
    <style:style style:name="P153" style:parent-style-name="ListParagraph" style:list-style-name="LFO7" style:family="paragraph">
      <style:text-properties fo:font-size="12pt" style:font-size-asian="12pt"/>
    </style:style>
    <style:style style:name="P154" style:parent-style-name="ListParagraph" style:list-style-name="LFO7" style:family="paragraph">
      <style:text-properties fo:font-size="12pt" style:font-size-asian="12pt"/>
    </style:style>
    <style:style style:name="P155" style:parent-style-name="ListParagraph" style:list-style-name="LFO7" style:family="paragraph">
      <style:text-properties fo:font-size="12pt" style:font-size-asian="12pt"/>
    </style:style>
    <style:style style:name="P156" style:parent-style-name="ListParagraph" style:list-style-name="LFO7" style:family="paragraph">
      <style:text-properties fo:font-size="12pt" style:font-size-asian="12pt"/>
    </style:style>
    <style:style style:name="P157" style:parent-style-name="Normal" style:family="paragraph">
      <style:text-properties fo:font-weight="bold" style:font-weight-asian="bold" fo:font-size="12pt" style:font-size-asian="12pt"/>
    </style:style>
    <style:style style:name="P158" style:parent-style-name="ListParagraph" style:list-style-name="LFO8" style:family="paragraph">
      <style:text-properties fo:font-size="12pt" style:font-size-asian="12pt"/>
    </style:style>
    <style:style style:name="P159" style:parent-style-name="ListParagraph" style:list-style-name="LFO8" style:family="paragraph">
      <style:text-properties fo:font-size="12pt" style:font-size-asian="12pt"/>
    </style:style>
    <style:style style:name="P160" style:parent-style-name="ListParagraph" style:list-style-name="LFO8" style:family="paragraph">
      <style:text-properties fo:font-size="12pt" style:font-size-asian="12pt"/>
    </style:style>
    <style:style style:name="P161" style:parent-style-name="ListParagraph" style:list-style-name="LFO8" style:family="paragraph">
      <style:text-properties fo:font-size="12pt" style:font-size-asian="12pt"/>
    </style:style>
    <style:style style:name="P162" style:parent-style-name="ListParagraph" style:list-style-name="LFO8" style:family="paragraph">
      <style:text-properties fo:font-size="12pt" style:font-size-asian="12pt"/>
    </style:style>
    <style:style style:name="P163" style:parent-style-name="ListParagraph" style:list-style-name="LFO8" style:family="paragraph">
      <style:text-properties fo:font-size="12pt" style:font-size-asian="12pt"/>
    </style:style>
    <style:style style:name="P164" style:parent-style-name="ListParagraph" style:list-style-name="LFO8" style:family="paragraph">
      <style:text-properties fo:font-size="12pt" style:font-size-asian="12pt"/>
    </style:style>
    <style:style style:name="P165" style:parent-style-name="ListParagraph" style:list-style-name="LFO8" style:family="paragraph">
      <style:text-properties fo:font-size="12pt" style:font-size-asian="12pt"/>
    </style:style>
    <style:style style:name="P166" style:parent-style-name="ListParagraph" style:list-style-name="LFO8" style:family="paragraph">
      <style:text-properties fo:font-size="12pt" style:font-size-asian="12pt"/>
    </style:style>
    <style:style style:name="P167" style:parent-style-name="Normal" style:family="paragraph">
      <style:text-properties fo:font-weight="bold" style:font-weight-asian="bold" fo:font-size="12pt" style:font-size-asian="12pt"/>
    </style:style>
    <style:style style:name="P168" style:parent-style-name="Normal" style:family="paragraph">
      <style:text-properties fo:font-size="12pt" style:font-size-asian="12pt"/>
    </style:style>
    <style:style style:name="P169" style:parent-style-name="Normal" style:family="paragraph">
      <style:text-properties fo:font-weight="bold" style:font-weight-asian="bold" fo:font-size="14pt" style:font-size-asian="14pt"/>
    </style:style>
  </office:automatic-styles>
  <office:body>
    <office:text text:use-soft-page-breaks="true">
      <text:p text:style-name="P1">11-Week 11 Boxall and Purcell Chapter 10 – Human resource Strategy in Multidivisional and Multinational Firms</text:p>
      <text:p text:style-name="P2">Intro</text:p>
      <text:list text:style-name="LFO1" text:continue-numbering="true">
        <text:list-item>
          <text:p text:style-name="P3">Shaped and influenced by forces across the globe</text:p>
        </text:list-item>
        <text:list-item>
          <text:p text:style-name="P4">Is hr shaped by the<text:s/>cultural characteristics of nation states or by the institutions</text:p>
        </text:list-item>
        <text:list-item>
          <text:p text:style-name="P5">Most models of strategic hrm start with premise that the firm is an independent entity engaged in a single kind of activity, it is possible to model the beh of firm</text:p>
        </text:list-item>
        <text:list-item>
          <text:p text:style-name="P6">All models need to reduce the infinite complexity of org life through a process of variable reduction, enabling us to make sense of what is going on and extrapolate trends.</text:p>
        </text:list-item>
        <text:list-item>
          <text:p text:style-name="P7">Common in developed economies for many workplace to be part of larger orgs where top mang is geographically ermote</text:p>
        </text:list-item>
        <text:list-item>
          <text:p text:style-name="P8">The inexorable rise of the multinational company is having major impact on strategy and hr practixes in multi site orgs</text:p>
        </text:list-item>
        <text:list-item>
          <text:p text:style-name="P9">Indirect effects on suppliers thorugh the use of procurement requirements</text:p>
        </text:list-item>
        <text:list-item>
          <text:p text:style-name="P10">The rise of mncs has been a major feature in the last 20 years</text:p>
        </text:list-item>
        <text:list-item>
          <text:p text:style-name="P11">Are now estimated to be 79000 mncs worldwise more than double the total in 1990</text:p>
        </text:list-item>
        <text:list-item>
          <text:p text:style-name="P12">Ownership and leadership of mncs is heavily based in richest courtnre, us western Europe and japan</text:p>
        </text:list-item>
      </text:list>
      <text:p text:style-name="P13"/>
      <text:p text:style-name="P14">Structure, control and hrm in multidivisional firms</text:p>
      <text:list text:style-name="LFO2" text:continue-numbering="true">
        <text:list-item>
          <text:p text:style-name="P15">Need to look at trends in their structure and control</text:p>
        </text:list-item>
        <text:list-item>
          <text:p text:style-name="P16">Dynamics of multidivisional<text:s/>company the m form, new type of m form based around networks the n form</text:p>
        </text:list-item>
        <text:list-item>
          <text:p text:style-name="P17">Impact of ownership and control on workplace hr systems</text:p>
        </text:list-item>
        <text:list-item>
          <text:p text:style-name="P18">Most firms satsrt as single businesses. <text:s/>Firm matures</text:p>
        </text:list-item>
        <text:list-item>
          <text:p text:style-name="P19">One route to growth is to branch away from the traditional market, to diversify</text:p>
        </text:list-item>
        <text:list-item>
          <text:p text:style-name="P20">Another route is by vertical integration seeking to protect the supply chain and to enter new markets</text:p>
        </text:list-item>
        <text:list-item>
          <text:p text:style-name="P21">To begin, firm adopts a functional or unified form the u form where specialists in marketing, operations , finance and hrm each coordinate their own ares, linked to the board of directors through the chief executive</text:p>
        </text:list-item>
        <text:list-item>
          <text:p text:style-name="P22">As firms diversify, this structure is placed under severe strain</text:p>
        </text:list-item>
        <text:list-item>
          <text:p text:style-name="P23">As a result, coomon is the holding company where the coropoarte office owns the various companies in the portfolio but allows each to manage its own affairs as a separate business and to retain a proportion of the profits that they generate</text:p>
        </text:list-item>
        <text:list-item>
          <text:p text:style-name="P24">In effect the holding company is a type of shareholder or friendly banker.</text:p>
        </text:list-item>
        <text:list-item>
          <text:p text:style-name="P25">Criticism – holding company may do little to add value and may destroy value by protecting the inefficient<text:s/>businesses or preventing the good from gaining access to the capital market to fund further expansion</text:p>
        </text:list-item>
        <text:list-item>
          <text:p text:style-name="P26">American solution the m form</text:p>
        </text:list-item>
        <text:list-item>
          <text:p text:style-name="P27">Structure follows strategy, these second order decisions on internal operating procedures and the relationship between parts of the org, flowed from first order corporate strategy</text:p>
        </text:list-item>
        <text:list-item>
          <text:p text:style-name="P28">Hr strategies in operating units are then best seen as a third order activity or downstream process</text:p>
        </text:list-item>
        <text:list-item>
          <text:p text:style-name="P29">Distinctive feature of m from org is a clear separation of operational mang from stragegy makers in the corporate office</text:p>
        </text:list-item>
        <text:list-item>
          <text:p text:style-name="P30">The m form company is composed of a number of u from profit centres<text:s/>or strategic business units sbus</text:p>
        </text:list-item>
        <text:list-item>
          <text:p text:style-name="P31">M form advantages over other form of corporate control:</text:p>
          <text:list text:continue-numbering="true">
            <text:list-item>
              <text:p text:style-name="P32">Responsibility for operating decisions is assigned to (self contained) operating divisions</text:p>
            </text:list-item>
            <text:list-item>
              <text:p text:style-name="P33">Elite staff attached to the general office performs both advisory and auditing fnciotn, both activities have the effect of securing greater control over operating division behaviour</text:p>
            </text:list-item>
            <text:list-item>
              <text:p text:style-name="P34">General office is principally concerned with strategic decisions involving planning, appraisal and control, indlcuidn the allocation of resource anomth the competing operating divisions</text:p>
            </text:list-item>
            <text:list-item>
              <text:p text:style-name="P35">Separation of the general staff from opeartions provides general office executives with the psychological commitment concerned with overall<text:s/>perf rather than becoming absorbed in the affairs of the functional parts</text:p>
            </text:list-item>
            <text:list-item>
              <text:p text:style-name="P36">Resulting structure displays both rationality and synergy, the whole is greater (more effective and efficient) than the sum of parts</text:p>
            </text:list-item>
          </text:list>
        </text:list-item>
        <text:list-item>
          <text:p text:style-name="P37">Ultimate logic of m form structure process of control is that na increasing number of firms will move from being single businesses through ha process of gradual diversification and divisonalisation into a collection of realted businesses, each serving different markets.</text:p>
        </text:list-item>
        <text:list-item>
          <text:p text:style-name="P38">Next logical step is further diversification so that hthe corp is composed of unrelated businesses usually called conglomerates</text:p>
        </text:list-item>
      </text:list>
      <text:p text:style-name="P39"/>
      <text:p text:style-name="P40">What happens to HR strategy in the divisionalised company?</text:p>
      <text:list text:style-name="LFO3" text:continue-numbering="true">
        <text:list-item>
          <text:p text:style-name="P41">Critical question for hrm is<text:s/>how<text:s/>the corporate office<text:s/>seeks to mange the sbus or operating units.</text:p>
        </text:list-item>
        <text:list-item>
          <text:p text:style-name="P42">2 approaches – one is to emphasise financial controls, keeping the units at arms length from the centre and often from each other. <text:s/>The other is to build synergies, to emphasise<text:s/>collaboration<text:s/>and knowledge sharing.</text:p>
        </text:list-item>
        <text:list-item>
          <text:p text:style-name="P43">Divisionalisation of companies tends to heighten the emphasis on profit accountability</text:p>
        </text:list-item>
        <text:list-item>
          <text:p text:style-name="P44">Decentraliation of operating decisions has important implications for work and people, it means that the general mangers of operating units are given<text:s/>greater autonomy over many aspects of hrm</text:p>
        </text:list-item>
        <text:list-item>
          <text:p text:style-name="P45">Investment decisions mad eby corporate office and the sbu operating budgets usually have no reserved are for hr priorities</text:p>
        </text:list-item>
        <text:list-item>
          <text:p text:style-name="P46">Problem is that mang by short term financial targets tends to render desirable long term hr goals difficult to achieve</text:p>
        </text:list-item>
        <text:list-item>
          <text:p text:style-name="P47">Hr is indirect cost, sbu mangers will look for ways to reduce hr overhead</text:p>
        </text:list-item>
        <text:list-item>
          <text:p text:style-name="P48">Strong decentralisation and separation of businesses to expose profit responsibility renders it difficult to emphasise or build on relationships between bus units. <text:s/>Each is treated as an atomised unit</text:p>
        </text:list-item>
        <text:list-item>
          <text:p text:style-name="P49">Despite facing common competitive pressures unleashed by gloablisation, jap firms still retain a more stakeholder oriented perspective, which gives emploeyes a gereater role in corporate strategy and governance</text:p>
        </text:list-item>
        <text:list-item>
          <text:p text:style-name="P50">An alternative form of corp control places more emphasis on synergy, wehre m from firms organise around related businesses, thre are likely to be knowledge or gech links between divisions</text:p>
        </text:list-item>
        <text:list-item>
          <text:p text:style-name="P51">Can manage these linkages to add value</text:p>
        </text:list-item>
        <text:list-item>
          <text:p text:style-name="P52">Synergy may be pursued through a process of bulidng and spreading product or process innovations.</text:p>
        </text:list-item>
        <text:list-item>
          <text:p text:style-name="P53">Critical point of this search for synergies is that corporate management cant simultaneously achieve the financial economics of separation and decentralisation and those of synergy.</text:p>
        </text:list-item>
        <text:list-item>
          <text:p text:style-name="P54">After the logic of separation in the m form, some argue that fims seeking synergies have moved towards the n form, organised around networks</text:p>
        </text:list-item>
        <text:list-item>
          <text:p text:style-name="P55">This kind of highly networked approach to knowledge and people is what we termed the participatory bureaucracy</text:p>
        </text:list-item>
        <text:list-item>
          <text:p text:style-name="P56">To achieve corss business synergies, it draws on high levels of sharing and trust and underpinning this high levels of commitment to employees and suppliers</text:p>
        </text:list-item>
        <text:list-item>
          <text:p text:style-name="P57">Requires higher level of investment or hr specialist to support this, <text:s/>hr departments need to be more generously staffed</text:p>
        </text:list-item>
      </text:list>
      <text:p text:style-name="P58"/>
      <text:p text:style-name="P59">Strategy and HRM in multinational firms</text:p>
      <text:list text:style-name="LFO4" text:continue-numbering="true">
        <text:list-item>
          <text:p text:style-name="P60">Distinguishing feature of multinationls is the fact that they have internationalised; they have developed operations in at least 2 or more countries</text:p>
        </text:list-item>
        <text:list-item>
          <text:p text:style-name="P61">Coordination international operations can be very difficult unless the company establishes offices in its foreign markets</text:p>
        </text:list-item>
        <text:list-item>
          <text:p text:style-name="P62">Recent large scale research on mncs in uk reveals that three quarters of mncs standardise a product or service across eu or globally and aournd 80 per cent integrate operaions across border by supplying to or receiving, components and series from other plants in other countries.</text:p>
        </text:list-item>
        <text:list-item>
          <text:p text:style-name="P63">Reflected in org structures, 82% hav regional strut , 68% have global business function and two thirds hav an international product division</text:p>
        </text:list-item>
        <text:list-item>
          <text:p text:style-name="P64">Structure and stragey complicated because they have transnational dimensions</text:p>
        </text:list-item>
        <text:list-item>
          <text:p text:style-name="P65">Decision to internationalise depends on 3 condition</text:p>
        </text:list-item>
        <text:list-item>
          <text:p text:style-name="P66">First the firm must have an ownership advantage that firms in other coutnres do not have, <text:s/>its source of comp adv may stem from brand reputation, from the control of supplies and material or from special know how</text:p>
        </text:list-item>
        <text:list-item>
          <text:p text:style-name="P67">Secon it must be advantageous for firm to kkep these advs to itself rather than seek alliances or toher forms of production and dist that might dilute them.</text:p>
        </text:list-item>
        <text:list-item>
          <text:p text:style-name="P68">Third the frims must stand to benefit from location specific advantages such as acess to local markets, raw materails or a competitive labour force</text:p>
        </text:list-item>
        <text:list-item>
          <text:p text:style-name="P69">Political dimension is overlooked in these conditions – negotiate tax breaks and aid packages with governmetns</text:p>
        </text:list-item>
        <text:list-item>
          <text:p text:style-name="P70">A firm may als go international in order to put policitcal pressure on its home base workforces to accept changes in work practices, a from of reverse diffusion where the mnc learns from overseas experience and imports it back into its home country.</text:p>
        </text:list-item>
        <text:list-item>
          <text:p text:style-name="P71">Distinction between multinational and global industries. <text:s/>In fomre , responsiveness to local conditions is critical since each local market has unique characterstics.</text:p>
        </text:list-item>
        <text:list-item>
          <text:p text:style-name="P72">Firms in global indsutres in contract such as the automobile industry often attempt to achieve economies of scope through standardisation</text:p>
        </text:list-item>
        <text:list-item>
          <text:p text:style-name="P73">Choice of where to locate is influenced by considerations such as market zixe, proximity to customers, infrastructure, investment incentives, taxation eas of divesment and labour costs.</text:p>
        </text:list-item>
        <text:list-item>
          <text:p text:style-name="P74">Some countries ruled out because they lack political stability<text:s/>and are unsafe or lack an adequate<text:s/>infrastructure<text:s/>of ports, roading and electricity or an adequate level of basic education.</text:p>
        </text:list-item>
        <text:list-item>
          <text:p text:style-name="P75">Some countries have a regime adv which attracts foreign investment, <text:s/>uk and irealnd good examples</text:p>
        </text:list-item>
        <text:list-item>
          <text:p text:style-name="P76">Uk relatively flexible labour market<text:s/>as attractive to mnc investment</text:p>
        </text:list-item>
        <text:list-item>
          <text:p text:style-name="P77">Easier to fire workers in uk</text:p>
        </text:list-item>
        <text:list-item>
          <text:p text:style-name="P78">Costs of exiting the business in the uk are significantly lower than say france or german a matter of bitter complaint from trade union laeader</text:p>
        </text:list-item>
        <text:list-item>
          <text:p text:style-name="P79">Ireland helped by<text:s/>lower tax rates</text:p>
        </text:list-item>
        <text:list-item>
          <text:p text:style-name="P80">Mnc often have strong roots ina particular contury but their interests are not necessarily those of nation states.</text:p>
        </text:list-item>
        <text:list-item>
          <text:p text:style-name="P81">All this underlines the fact that human resourcing issues are ery central to the strategies of multinations firms and can bring both competitive<text:s/>opportunities<text:s/>and political controversies<text:s/></text:p>
        </text:list-item>
      </text:list>
      <text:p text:style-name="P82">HR strategy in the multinational<text:s/>firm</text:p>
      <text:list text:style-name="LFO5" text:continue-numbering="true">
        <text:list-item>
          <text:p text:style-name="P83"><text:span text:style-name="T84">Going mnc is to face a whole new layer of mang complexity</text:span></text:p>
        </text:list-item>
        <text:list-item>
          <text:p text:style-name="P85"><text:span text:style-name="T86">Managing expatriates effectively has traditionally been one of the major concerns in international hrm</text:span></text:p>
        </text:list-item>
        <text:list-item>
          <text:p text:style-name="P87"><text:span text:style-name="T88">In mncs the problem is magnified whenever there are language differences and underneath them, different cultural values and expectations</text:span></text:p>
        </text:list-item>
        <text:list-item>
          <text:p text:style-name="P89"><text:span text:style-name="T90">Study of mncs in uk, not the preference of us multinatinals for direct</text:span><text:span text:style-name="T91"><text:s/>forms of communication and involvement.</text:span></text:p>
        </text:list-item>
        <text:list-item>
          <text:p text:style-name="P92"><text:span text:style-name="T93">If is the newer firms which try to avoid unions or opt for a dual system of employee voice</text:span></text:p>
        </text:list-item>
        <text:list-item>
          <text:p text:style-name="P94"><text:span text:style-name="T95">In general terms there is always a need for local adaptation in employment practices</text:span></text:p>
        </text:list-item>
        <text:list-item>
          <text:p text:style-name="P96"><text:span text:style-name="T97">Even if they were inclined to how far mncs can impose a standard set of hr policies in all operating units is limited</text:span><text:span text:style-name="T98">.</text:span></text:p>
        </text:list-item>
        <text:list-item>
          <text:p text:style-name="P99"><text:span text:style-name="T100">Certain key practices are widely used but a common approach is to let key policies in hrm take the form of framework or global footprints which lay down the main principles and parameters, but leave detailed implementation to the individual businesss and coutnreis in the light of local regulation, conventions and practice</text:span></text:p>
        </text:list-item>
        <text:list-item>
          <text:p text:style-name="P101"><text:span text:style-name="T102">We should not imagine mncs are somehow desperate to export the specific hr practices used in their home country and disappointed if they cant</text:span></text:p>
        </text:list-item>
        <text:list-item>
          <text:p text:style-name="P103"><text:span text:style-name="T104">Fautly assumption that multinational firms somehow want to export the way they manages people from the richer coutnreis to pooer</text:span></text:p>
        </text:list-item>
        <text:list-item>
          <text:p text:style-name="P105"><text:span text:style-name="T106">In contract research on the international division of labour often revelas the revers, many firms go offshore to take advantage of lower labour costs and le</text:span><text:span text:style-name="T107">ss demanding labour regulations</text:span></text:p>
        </text:list-item>
        <text:list-item>
          <text:p text:style-name="P108"><text:span text:style-name="T109">Comparisons of production and service perf – benchmarking are typically v important in the multinational world</text:span></text:p>
        </text:list-item>
        <text:list-item>
          <text:p text:style-name="P110"><text:span text:style-name="T111">Analysis of comparative stats on bus perf leads into strategies to improve plants or sites with under performing production systems, supply chain or labour problems</text:span></text:p>
        </text:list-item>
        <text:list-item>
          <text:p text:style-name="P112"><text:span text:style-name="T113">multinationals like multidivisional firms gerERALLY, require their different plants/sites to meet perf benchmarks</text:span></text:p>
        </text:list-item>
        <text:list-item>
          <text:p text:style-name="P114"><text:span text:style-name="T115">bus priority is to achieve certain peft outcomes rather than to export or import hr practices for their own sake</text:span></text:p>
        </text:list-item>
        <text:list-item>
          <text:p text:style-name="P116"><text:span text:style-name="T117">if low productivity perf will get help through the transfer of tech or know how developed elsewhere or their subsidiaries will be sold off</text:span></text:p>
        </text:list-item>
        <text:list-item>
          <text:p text:style-name="P118"><text:span text:style-name="T119">multinationals tend to emphasise the transfer of</text:span><text:span text:style-name="T120"><text:s/>tech capabilities over hr capabilities.</text:span></text:p>
        </text:list-item>
        <text:list-item>
          <text:p text:style-name="P121"><text:span text:style-name="T122">Important downstream impacts on the mang of people, will involve a large measure of adaptation to the local social and political context</text:span></text:p>
        </text:list-item>
        <text:list-item>
          <text:p text:style-name="P123"><text:span text:style-name="T124">Hr departments are critical for dealing with regional bodies such as councils and for negotiating with trade unions seeking to establish standards of employee treatment.</text:span></text:p>
        </text:list-item>
        <text:list-item>
          <text:p text:style-name="P125"><text:span text:style-name="T126">These are <text:s/>the ares that depend on specialist hr expertise and on trust building in networks that include counterparts in the public bureaucracy and in works councils and trade unions</text:span></text:p>
        </text:list-item>
        <text:list-item>
          <text:p text:style-name="P127"><text:span text:style-name="T128">Mns run ito problems when their local practices are allowed to breach prevailing employment ethics and notions of social legitimacy</text:span></text:p>
        </text:list-item>
      </text:list>
      <text:p text:style-name="P129"/>
      <text:p text:style-name="P130">The importance of management development</text:p>
      <text:list text:style-name="LFO6" text:continue-numbering="true">
        <text:list-item>
          <text:p text:style-name="P131">Where a mn has a strong commitment to developing synergies, corp and regional hr staff paly critical role in mang development, includes selection and mang of staff to serve abroad as expatriates, develop and career mang of indigenous mangers from hsot coutnreis and provison of training and development progs</text:p>
        </text:list-item>
        <text:list-item>
          <text:p text:style-name="P132">Hr specialists may foster the use of strategic pef mang processes, develop global capability or competency based hr systems, pursue globl talent mang strategies and help develop corporate employer brands</text:p>
        </text:list-item>
        <text:list-item>
          <text:p text:style-name="P133">Mncs build social capital through org processes that foster networks and generate trust acorss boundaries</text:p>
        </text:list-item>
        <text:list-item>
          <text:p text:style-name="P134">Social capital in an international context is the intangible resources of structural connections, interpersonal interactions nad cognitive understanding that enables a firm to capitalise on diversity and reconcile differnces</text:p>
        </text:list-item>
        <text:list-item>
          <text:p text:style-name="P135">Social capital hleps mncs to mangage the tension between pressures for integration on a global scale and pressures for local adaptation; to cope with the challenges that areis from diverse national value systems, eco systems and workplace conditions</text:p>
        </text:list-item>
      </text:list>
      <text:p text:style-name="P136"/>
      <text:p text:style-name="P137"/>
      <text:p text:style-name="P138">The HR implications of mergers and acquisitions</text:p>
      <text:list text:style-name="LFO7" text:continue-numbering="true">
        <text:list-item>
          <text:p text:style-name="P139">Problem of integration or embedding practice from other parts of the mnc outside the host country</text:p>
        </text:list-item>
        <text:list-item>
          <text:p text:style-name="P140">Half or more are failures in sense of inability to provide shareholder value greater than the sum of the previous 2 companies or inability to maintain market dominance, achieve promised cost reductions or manage synergies between the new firms effectively</text:p>
        </text:list-item>
        <text:list-item>
          <text:p text:style-name="P141">Failure <text:s/>occurs at the implementation stage when the two firms come together</text:p>
        </text:list-item>
        <text:list-item>
          <text:p text:style-name="P142">Hard keys- need to happen at the start of the process, such as synergy evaluation, integration project planning and due diligence</text:p>
        </text:list-item>
        <text:list-item>
          <text:p text:style-name="P143">Soft keys include classical hr issue and communication inside the two companies</text:p>
        </text:list-item>
        <text:list-item>
          <text:p text:style-name="P144">Schmidt fidns that the top seven difficulties all directly or indirectly relate to the mang of people</text:p>
        </text:list-item>
        <text:list-item>
          <text:p text:style-name="P145">Political and institutional factors in host countries slowed or significantly modified the integration process</text:p>
        </text:list-item>
        <text:list-item>
          <text:p text:style-name="P146">A crucial element is the uncertainty generated by the acq process and the response of employees to it</text:p>
        </text:list-item>
        <text:list-item>
          <text:p text:style-name="P147">Such violations in psychological contracts with employer lead to a withdrawal of support for the org and a reduction in discretionary behaviour and motivation</text:p>
        </text:list-item>
        <text:list-item>
          <text:p text:style-name="P148">The political and politicised env of and acq severly reduces the opportunities to participate</text:p>
        </text:list-item>
        <text:list-item>
          <text:p text:style-name="P149">Mergers and ac normally lead to job cuts</text:p>
        </text:list-item>
        <text:list-item>
          <text:p text:style-name="P150">Low levels of org trust are linked to perceptions that org justice has been broken.</text:p>
        </text:list-item>
        <text:list-item>
          <text:p text:style-name="P151">Senior managers can often take the view that the only hr issue of immediate concern in an acquisition is to deal with job security and cuts</text:p>
        </text:list-item>
        <text:list-item>
          <text:p text:style-name="P152">Crucial issue is the degree of org integration required for the combined<text:s/>firms and the underlying reasons for it</text:p>
        </text:list-item>
        <text:list-item>
          <text:p text:style-name="P153">Most frequent way acq are intended to create value for the shareholder at least is by resource sharing</text:p>
        </text:list-item>
        <text:list-item>
          <text:p text:style-name="P154">Dressed up in terms of synergistic value creation, means a focus on cost reduction while at times increasing the scope of business activitesproblem is how thic can be done quick, leaving behind a committed intergrated, innovative workforce albe to maximise customer service</text:p>
        </text:list-item>
        <text:list-item>
          <text:p text:style-name="P155">The loss of productivity or profitability while anticipated is both deeper and last longer than hoped for, and greatly exceed that told to the shareholders in the prospectus</text:p>
        </text:list-item>
        <text:list-item>
          <text:p text:style-name="P156">Cultural integration is hard but even IT integration is difficult<text:s/>and requires planning, project teams and high levels of involvement at operational level between employees from the tow companies, learning to work together</text:p>
        </text:list-item>
      </text:list>
      <text:p text:style-name="P157">Conclusions</text:p>
      <text:list text:style-name="LFO8" text:continue-numbering="true">
        <text:list-item>
          <text:p text:style-name="P158">Fundamental rpblem is to find an effective way to mange the relationship between the parts of the business and creat value in dong so</text:p>
        </text:list-item>
        <text:list-item>
          <text:p text:style-name="P159">Problem of managing vertically, and manaing horizontally</text:p>
        </text:list-item>
        <text:list-item>
          <text:p text:style-name="P160">People issues are central to the strategies of multinational firms</text:p>
        </text:list-item>
        <text:list-item>
          <text:p text:style-name="P161">Globalisation is opening up opportunities for multinationals to hire capable workfoces at much lower costs</text:p>
        </text:list-item>
        <text:list-item>
          <text:p text:style-name="P162">Research suggest export their home country hr prctices, tech or know how that gives them a production or service adva, they come to realise that it is not possible to impose one way of managing hrm around the world</text:p>
        </text:list-item>
        <text:list-item>
          <text:p text:style-name="P163">Such strageist are often a source of ethical concerns, which are fuelling the growth of regional and global employment standards</text:p>
        </text:list-item>
        <text:list-item>
          <text:p text:style-name="P164">Pursue growth through mergers and acqs</text:p>
        </text:list-item>
        <text:list-item>
          <text:p text:style-name="P165">Too often handlyed bad and end up destroying shareholder value</text:p>
        </text:list-item>
        <text:list-item>
          <text:p text:style-name="P166"/>
        </text:list-item>
      </text:list>
      <text:p text:style-name="P167"/>
      <text:p text:style-name="P168"/>
      <text:p text:style-name="P16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1-27T18:02:00Z</meta:creation-date>
    <dc:date>2014-11-27T21:56:00Z</dc:date>
    <meta:template xlink:href="Normal" xlink:type="simple"/>
    <meta:editing-cycles>5</meta:editing-cycles>
    <meta:editing-duration>PT12840S</meta:editing-duration>
    <meta:document-statistic meta:page-count="10" meta:paragraph-count="33" meta:word-count="2537" meta:character-count="16971" meta:row-count="120" meta:non-whitespace-character-count="14467"/>
  </office:meta>
</office:document-meta>
</file>